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796" officeooo:paragraph-rsid="00143796"/>
    </style:style>
    <style:style style:name="P2" style:family="paragraph" style:parent-style-name="Standard">
      <style:text-properties officeooo:rsid="0015f78e" officeooo:paragraph-rsid="0015f78e"/>
    </style:style>
    <style:style style:name="P3" style:family="paragraph" style:parent-style-name="Standard">
      <style:paragraph-properties fo:break-before="page"/>
      <style:text-properties officeooo:rsid="0015f78e" officeooo:paragraph-rsid="0015f78e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bc7a00" fo:letter-spacing="normal" fo:font-style="normal" fo:font-weight="normal"/>
    </style:style>
    <style:style style:name="P5" style:family="paragraph" style:parent-style-name="Preformatted_20_Text">
      <style:text-properties fo:font-variant="normal" fo:text-transform="none" fo:color="#bc7a00" fo:letter-spacing="normal" fo:font-style="normal" fo:font-weight="normal" officeooo:rsid="00143796" officeooo:paragraph-rsid="00143796"/>
    </style:style>
    <style:style style:name="P6" style:family="paragraph" style:parent-style-name="Preformatted_20_Text">
      <style:text-properties fo:font-variant="normal" fo:text-transform="none" fo:color="#bc7a00" fo:letter-spacing="normal" fo:font-style="normal" fo:font-weight="normal" officeooo:rsid="0015f78e" officeooo:paragraph-rsid="0015f78e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top="0mm" fo:margin-bottom="4.99m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T1" style:family="text">
      <style:text-properties fo:color="#008000" fo:font-weight="bold"/>
    </style:style>
    <style:style style:name="T2" style:family="text">
      <style:text-properties fo:color="#008000" fo:font-style="normal" fo:font-weight="bold"/>
    </style:style>
    <style:style style:name="T3" style:family="text">
      <style:text-properties fo:color="#008000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color="#b00040"/>
    </style:style>
    <style:style style:name="T6" style:family="text">
      <style:text-properties fo:color="#b00040" fo:font-style="normal" fo:font-weight="normal"/>
    </style:style>
    <style:style style:name="T7" style:family="text">
      <style:text-properties fo:color="#666666"/>
    </style:style>
    <style:style style:name="T8" style:family="text">
      <style:text-properties fo:color="#666666" fo:font-style="normal" fo:font-weight="normal"/>
    </style:style>
    <style:style style:name="T9" style:family="text">
      <style:text-properties fo:color="#0000ff"/>
    </style:style>
    <style:style style:name="T10" style:family="text">
      <style:text-properties fo:color="#ba2121" fo:font-style="normal" fo:font-weight="normal"/>
    </style:style>
    <style:style style:name="T11" style:family="text">
      <style:text-properties fo:color="#bb6622" fo:font-style="normal" fo:font-weight="bold"/>
    </style:style>
    <style:style style:name="T12" style:family="text">
      <style:text-properties fo:color="#408080" fo:font-style="italic" fo:font-weight="normal"/>
    </style:style>
    <style:style style:name="T13" style:family="text">
      <style:text-properties fo:color="#408080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t ASCII (TXT) File to Binary File</text:p>
      <text:p text:style-name="P1"/>
      <text:p text:style-name="P5">#include &lt;cstdio&gt;</text:p>
      <text:p text:style-name="P9"/>
      <text:p text:style-name="P4">#define DataNum 102</text:p>
      <text:p text:style-name="P9"/>
      <text:p text:style-name="P7"><text:span text:style-name="T1">struct</text:span> SudokuDataHeader {</text:p>
      <text:p text:style-name="P8"><text:s text:c="4"/><text:span text:style-name="T6">int</text:span><text:span text:style-name="T4"> numbers;</text:span></text:p>
      <text:p text:style-name="P8"><text:s text:c="4"/><text:span text:style-name="T6">int</text:span><text:span text:style-name="T4"> datasize;</text:span></text:p>
      <text:p text:style-name="P7">};</text:p>
      <text:p text:style-name="P9"/>
      <text:p text:style-name="P7"><text:span text:style-name="T1">struct</text:span> SudokuProblem {</text:p>
      <text:p text:style-name="P8"><text:s text:c="4"/><text:span text:style-name="T6">int</text:span><text:span text:style-name="T4"> id;</text:span></text:p>
      <text:p text:style-name="P8"><text:s text:c="4"/><text:span text:style-name="T6">int</text:span><text:span text:style-name="T4"> data[</text:span><text:span text:style-name="T8">9</text:span><text:span text:style-name="T4">][</text:span><text:span text:style-name="T8">9</text:span><text:span text:style-name="T4">];</text:span></text:p>
      <text:p text:style-name="P7">};</text:p>
      <text:p text:style-name="P9"/>
      <text:p text:style-name="P7"><text:span text:style-name="T5">int</text:span> <text:span text:style-name="T9">main</text:span>()</text:p>
      <text:p text:style-name="P7">{</text:p>
      <text:p text:style-name="P8"><text:s text:c="4"/><text:span text:style-name="T6">FILE</text:span><text:span text:style-name="T4"> </text:span><text:span text:style-name="T8">*</text:span><text:span text:style-name="T4">fin, </text:span><text:span text:style-name="T8">*</text:span><text:span text:style-name="T4">fout;</text:span></text:p>
      <text:p text:style-name="P8"><text:s text:c="4"/><text:span text:style-name="T4">SudokuDataHeader sh;</text:span></text:p>
      <text:p text:style-name="P8"><text:s text:c="4"/><text:span text:style-name="T4">SudokuProblem sp;</text:span></text:p>
      <text:p text:style-name="P9"/>
      <text:p text:style-name="P8"><text:s text:c="4"/><text:span text:style-name="T4">fin </text:span><text:span text:style-name="T8">=</text:span><text:span text:style-name="T4"> fopen(</text:span><text:span text:style-name="T10">"all.txt"</text:span><text:span text:style-name="T4">, </text:span><text:span text:style-name="T10">"r"</text:span><text:span text:style-name="T4">);</text:span></text:p>
      <text:p text:style-name="P8"><text:s text:c="4"/><text:span text:style-name="T4">fout </text:span><text:span text:style-name="T8">=</text:span><text:span text:style-name="T4"> fopen(</text:span><text:span text:style-name="T10">"sudoku.dat"</text:span><text:span text:style-name="T4">, </text:span><text:span text:style-name="T10">"wb"</text:span><text:span text:style-name="T4">);</text:span></text:p>
      <text:p text:style-name="P8"><text:s text:c="4"/><text:span text:style-name="T4">sh.numbers </text:span><text:span text:style-name="T8">=</text:span><text:span text:style-name="T4"> DataNum;</text:span></text:p>
      <text:p text:style-name="P8"><text:s text:c="4"/><text:span text:style-name="T4">sh.datasize </text:span><text:span text:style-name="T8">=</text:span><text:span text:style-name="T4"> </text:span><text:span text:style-name="T2">sizeof</text:span><text:span text:style-name="T4">(SudokuProblem);</text:span></text:p>
      <text:p text:style-name="P8"><text:s text:c="4"/><text:span text:style-name="T4">fwrite((</text:span><text:span text:style-name="T6">void</text:span><text:span text:style-name="T8">*</text:span><text:span text:style-name="T4">)</text:span><text:span text:style-name="T8">&amp;</text:span><text:span text:style-name="T4">sh, </text:span><text:span text:style-name="T2">sizeof</text:span><text:span text:style-name="T4">(SudokuDataHeader), </text:span><text:span text:style-name="T8">1</text:span><text:span text:style-name="T4">, fout);</text:span></text:p>
      <text:p text:style-name="P9"/>
      <text:p text:style-name="P8"><text:s text:c="4"/><text:span text:style-name="T6">char</text:span><text:span text:style-name="T4"> c;</text:span></text:p>
      <text:p text:style-name="P8"><text:s text:c="4"/><text:span text:style-name="T6">int</text:span><text:span text:style-name="T4"> <text:s/>row, col;</text:span></text:p>
      <text:p text:style-name="P8"><text:s text:c="4"/><text:span text:style-name="T4">sp.id </text:span><text:span text:style-name="T8">=</text:span><text:span text:style-name="T4"> </text:span><text:span text:style-name="T8">1</text:span><text:span text:style-name="T4">;</text:span></text:p>
      <text:p text:style-name="P8"><text:s text:c="4"/><text:span text:style-name="T4">row</text:span><text:span text:style-name="T8">=</text:span><text:span text:style-name="T4">col</text:span><text:span text:style-name="T8">=0</text:span><text:span text:style-name="T4">;</text:span></text:p>
      <text:p text:style-name="P8"><text:s text:c="4"/><text:span text:style-name="T2">while</text:span><text:span text:style-name="T4"> (fscanf(fin, </text:span><text:span text:style-name="T10">"%c"</text:span><text:span text:style-name="T4">, </text:span><text:span text:style-name="T8">&amp;</text:span><text:span text:style-name="T4">c)</text:span><text:span text:style-name="T8">!=</text:span><text:span text:style-name="T4">EOF) {</text:span></text:p>
      <text:p text:style-name="P8"><text:s text:c="8"/><text:span text:style-name="T2">if</text:span><text:span text:style-name="T4"> (c</text:span><text:span text:style-name="T8">==</text:span><text:span text:style-name="T10">'.'</text:span><text:span text:style-name="T4">) sp.data[row][col</text:span><text:span text:style-name="T8">++</text:span><text:span text:style-name="T4">] </text:span><text:span text:style-name="T8">=</text:span><text:span text:style-name="T4"> </text:span><text:span text:style-name="T8">0</text:span><text:span text:style-name="T4">;</text:span></text:p>
      <text:p text:style-name="P8"><text:s text:c="8"/><text:span text:style-name="T2">else</text:span><text:span text:style-name="T4"> </text:span><text:span text:style-name="T2">if</text:span><text:span text:style-name="T4"> (c</text:span><text:span text:style-name="T8">&gt;=</text:span><text:span text:style-name="T10">'0'</text:span><text:span text:style-name="T8">&amp;&amp;</text:span><text:span text:style-name="T4">c</text:span><text:span text:style-name="T8">&lt;=</text:span><text:span text:style-name="T10">'9'</text:span><text:span text:style-name="T4">) sp.data[row][col</text:span><text:span text:style-name="T8">++</text:span><text:span text:style-name="T4">] </text:span><text:span text:style-name="T8">=</text:span><text:span text:style-name="T4"> c</text:span><text:span text:style-name="T8">-</text:span><text:span text:style-name="T10">'0'</text:span><text:span text:style-name="T4">;</text:span></text:p>
      <text:p text:style-name="P8"><text:s text:c="8"/><text:span text:style-name="T2">if</text:span><text:span text:style-name="T4"> (col</text:span><text:span text:style-name="T8">==9</text:span><text:span text:style-name="T4">) { row</text:span><text:span text:style-name="T8">++</text:span><text:span text:style-name="T4">; col</text:span><text:span text:style-name="T8">=0</text:span><text:span text:style-name="T4">; }</text:span></text:p>
      <text:p text:style-name="P8"><text:s text:c="8"/><text:span text:style-name="T2">if</text:span><text:span text:style-name="T4"> (row</text:span><text:span text:style-name="T8">==9</text:span><text:span text:style-name="T4">) {</text:span></text:p>
      <text:p text:style-name="P8"><text:s text:c="12"/><text:span text:style-name="T4">printf(</text:span><text:span text:style-name="T10">"Finish problem %d</text:span><text:span text:style-name="T11">\n</text:span><text:span text:style-name="T10">"</text:span><text:span text:style-name="T4">, sp.id);</text:span></text:p>
      <text:p text:style-name="P8"><text:s text:c="12"/><text:span text:style-name="T4">row</text:span><text:span text:style-name="T8">=</text:span><text:span text:style-name="T4">col</text:span><text:span text:style-name="T8">=0</text:span><text:span text:style-name="T4">;</text:span></text:p>
      <text:p text:style-name="P8"><text:s text:c="12"/><text:span text:style-name="T4">fwrite((</text:span><text:span text:style-name="T6">void</text:span><text:span text:style-name="T8">*</text:span><text:span text:style-name="T4">)</text:span><text:span text:style-name="T8">&amp;</text:span><text:span text:style-name="T4">sp, </text:span><text:span text:style-name="T2">sizeof</text:span><text:span text:style-name="T4">(sp), </text:span><text:span text:style-name="T8">1</text:span><text:span text:style-name="T4">, fout);</text:span></text:p>
      <text:p text:style-name="P8"><text:s text:c="12"/><text:span text:style-name="T4">sp.id</text:span><text:span text:style-name="T8">++</text:span><text:span text:style-name="T4">;</text:span></text:p>
      <text:p text:style-name="P8"><text:s text:c="8"/><text:span text:style-name="T4">}</text:span></text:p>
      <text:p text:style-name="P8"><text:s text:c="4"/><text:span text:style-name="T4">}</text:span></text:p>
      <text:p text:style-name="P8"><text:s text:c="4"/><text:span text:style-name="T4">fclose(fin);</text:span></text:p>
      <text:p text:style-name="P8"><text:s text:c="4"/><text:span text:style-name="T4">fclose(fout);</text:span></text:p>
      <text:p text:style-name="P8"><text:s text:c="4"/><text:span text:style-name="T2">return</text:span><text:span text:style-name="T4"> </text:span><text:span text:style-name="T8">0</text:span><text:span text:style-name="T4">;</text:span></text:p>
      <text:p text:style-name="P10">}</text:p>
      <text:p text:style-name="P1"/>
      <text:p text:style-name="P1"/>
      <text:p text:style-name="P1"/>
      <text:p text:style-name="P3">Random Choose a Problem and Solve it</text:p>
      <text:p text:style-name="P2"/>
      <text:p text:style-name="P6">#include &lt;cstdio&gt;</text:p>
      <text:p text:style-name="P4">#include &lt;cstdlib&gt;</text:p>
      <text:p text:style-name="P4">#include &lt;ctime&gt;</text:p>
      <text:p text:style-name="P9"/>
      <text:p text:style-name="P7"><text:span text:style-name="T5">void</text:span> <text:span text:style-name="T9">print_board</text:span>(<text:span text:style-name="T5">int</text:span> puzzle[][<text:span text:style-name="T7">9</text:span>]);</text:p>
      <text:p text:style-name="P7"><text:span text:style-name="T5">int</text:span> <text:span text:style-name="T9">solve</text:span>(<text:span text:style-name="T5">int</text:span> puzzle[][<text:span text:style-name="T7">9</text:span>], <text:span text:style-name="T5">int</text:span> pos);</text:p>
      <text:p text:style-name="P7"><text:span text:style-name="T5">int</text:span> <text:span text:style-name="T9">isValid</text:span>(<text:span text:style-name="T5">int</text:span> number, <text:span text:style-name="T5">int</text:span> puzzle[][<text:span text:style-name="T7">9</text:span>], <text:span text:style-name="T5">int</text:span> row, <text:span text:style-name="T5">int</text:span> col);</text:p>
      <text:p text:style-name="P9"/>
      <text:p text:style-name="P7"><text:span text:style-name="T1">struct</text:span> SudokuDataHeader {</text:p>
      <text:p text:style-name="P8"><text:s text:c="4"/><text:span text:style-name="T6">int</text:span><text:span text:style-name="T4"> numbers;</text:span></text:p>
      <text:p text:style-name="P8"><text:s text:c="4"/><text:span text:style-name="T6">int</text:span><text:span text:style-name="T4"> datasize;</text:span></text:p>
      <text:p text:style-name="P7">};</text:p>
      <text:p text:style-name="P9"/>
      <text:p text:style-name="P7"><text:span text:style-name="T1">struct</text:span> SudokuProblem {</text:p>
      <text:p text:style-name="P8"><text:s text:c="4"/><text:span text:style-name="T6">int</text:span><text:span text:style-name="T4"> id;</text:span></text:p>
      <text:p text:style-name="P8"><text:s text:c="4"/><text:span text:style-name="T6">int</text:span><text:span text:style-name="T4"> data[</text:span><text:span text:style-name="T8">9</text:span><text:span text:style-name="T4">][</text:span><text:span text:style-name="T8">9</text:span><text:span text:style-name="T4">];</text:span></text:p>
      <text:p text:style-name="P7">};</text:p>
      <text:p text:style-name="P9"/>
      <text:p text:style-name="P7"><text:span text:style-name="T5">int</text:span> <text:span text:style-name="T9">main</text:span>()</text:p>
      <text:p text:style-name="P7">{</text:p>
      <text:p text:style-name="P8"><text:s text:c="4"/><text:span text:style-name="T6">FILE</text:span><text:span text:style-name="T4"> </text:span><text:span text:style-name="T8">*</text:span><text:span text:style-name="T4">fp;</text:span></text:p>
      <text:p text:style-name="P8"><text:s text:c="4"/><text:span text:style-name="T4">SudokuDataHeader sdh;</text:span></text:p>
      <text:p text:style-name="P8"><text:s text:c="4"/><text:span text:style-name="T4">SudokuProblem sp;</text:span></text:p>
      <text:p text:style-name="P8"><text:s text:c="4"/></text:p>
      <text:p text:style-name="P8"><text:s text:c="4"/><text:span text:style-name="T4">fp </text:span><text:span text:style-name="T8">=</text:span><text:span text:style-name="T4"> fopen(</text:span><text:span text:style-name="T10">"sudoku.dat"</text:span><text:span text:style-name="T4">, </text:span><text:span text:style-name="T10">"rb"</text:span><text:span text:style-name="T4">);</text:span></text:p>
      <text:p text:style-name="P8"><text:s text:c="4"/><text:span text:style-name="T4">fread((</text:span><text:span text:style-name="T6">void</text:span><text:span text:style-name="T8">*</text:span><text:span text:style-name="T4">)</text:span><text:span text:style-name="T8">&amp;</text:span><text:span text:style-name="T4">sdh, </text:span><text:span text:style-name="T2">sizeof</text:span><text:span text:style-name="T4">(sdh), <text:s/></text:span><text:span text:style-name="T8">1</text:span><text:span text:style-name="T4">, fp); </text:span><text:span text:style-name="T12">// Read header</text:span></text:p>
      <text:p text:style-name="P8"><text:s text:c="4"/><text:span text:style-name="T4">printf(</text:span><text:span text:style-name="T10">"</text:span><text:span text:style-name="T11">\n</text:span><text:span text:style-name="T10">Total Problems = %d</text:span><text:span text:style-name="T11">\n</text:span><text:span text:style-name="T10">"</text:span><text:span text:style-name="T4">, sdh.numbers);</text:span></text:p>
      <text:p text:style-name="P8"><text:s text:c="4"/><text:span text:style-name="T4">printf(</text:span><text:span text:style-name="T10">"Each occupys %d bytes.</text:span><text:span text:style-name="T11">\n\n</text:span><text:span text:style-name="T10">"</text:span><text:span text:style-name="T4">, sdh.datasize);</text:span></text:p>
      <text:p text:style-name="P8"><text:s text:c="4"/></text:p>
      <text:p text:style-name="P8"><text:s text:c="4"/><text:span text:style-name="T4">srand(time(</text:span><text:span text:style-name="T3">NULL</text:span><text:span text:style-name="T4">)); </text:span><text:span text:style-name="T12">// Randomize the seed</text:span></text:p>
      <text:p text:style-name="P8"><text:s text:c="4"/><text:span text:style-name="T6">int</text:span><text:span text:style-name="T4"> k </text:span><text:span text:style-name="T8">=</text:span><text:span text:style-name="T4"> rand()</text:span><text:span text:style-name="T8">%</text:span><text:span text:style-name="T4">sdh.numbers; </text:span><text:span text:style-name="T12">// Select int from 0~numbers-1</text:span></text:p>
      <text:p text:style-name="P8"><text:s text:c="4"/><text:span text:style-name="T4">fseek(fp, k</text:span><text:span text:style-name="T8">*</text:span><text:span text:style-name="T4">sdh.datasize, SEEK_CUR); </text:span><text:span text:style-name="T12">// Jump k records</text:span></text:p>
      <text:p text:style-name="P8"><text:s text:c="4"/><text:span text:style-name="T4">fread((</text:span><text:span text:style-name="T6">void</text:span><text:span text:style-name="T8">*</text:span><text:span text:style-name="T4">)</text:span><text:span text:style-name="T8">&amp;</text:span><text:span text:style-name="T4">sp, </text:span><text:span text:style-name="T2">sizeof</text:span><text:span text:style-name="T4">(sp), </text:span><text:span text:style-name="T8">1</text:span><text:span text:style-name="T4">, fp);</text:span></text:p>
      <text:p text:style-name="P9"/>
      <text:p text:style-name="P8"><text:s text:c="4"/><text:span text:style-name="T6">int</text:span><text:span text:style-name="T4"> count </text:span><text:span text:style-name="T8">=</text:span><text:span text:style-name="T4"> </text:span><text:span text:style-name="T8">0</text:span><text:span text:style-name="T4">;</text:span></text:p>
      <text:p text:style-name="P8"><text:s text:c="4"/><text:span text:style-name="T2">for</text:span><text:span text:style-name="T4"> (</text:span><text:span text:style-name="T6">int</text:span><text:span text:style-name="T4"> i</text:span><text:span text:style-name="T8">=0</text:span><text:span text:style-name="T4">; i</text:span><text:span text:style-name="T8">&lt;9</text:span><text:span text:style-name="T4">; i</text:span><text:span text:style-name="T8">++</text:span><text:span text:style-name="T4">) </text:span><text:span text:style-name="T2">for</text:span><text:span text:style-name="T4"> (</text:span><text:span text:style-name="T6">int</text:span><text:span text:style-name="T4"> j</text:span><text:span text:style-name="T8">=0</text:span><text:span text:style-name="T4">; j</text:span><text:span text:style-name="T8">&lt;9</text:span><text:span text:style-name="T4">; j</text:span><text:span text:style-name="T8">++</text:span><text:span text:style-name="T4">) {</text:span></text:p>
      <text:p text:style-name="P8"><text:s text:c="8"/><text:span text:style-name="T2">if</text:span><text:span text:style-name="T4"> (sp.data[i][j]) count</text:span><text:span text:style-name="T8">++</text:span><text:span text:style-name="T4">;</text:span></text:p>
      <text:p text:style-name="P8"><text:s text:c="4"/><text:span text:style-name="T4">}</text:span></text:p>
      <text:p text:style-name="P8"><text:s text:c="4"/><text:span text:style-name="T4">printf(</text:span><text:span text:style-name="T10">"Problem ID: %d (Count=%d)</text:span><text:span text:style-name="T11">\n</text:span><text:span text:style-name="T10">"</text:span><text:span text:style-name="T4">, sp.id, count);</text:span></text:p>
      <text:p text:style-name="P8"><text:s text:c="4"/><text:span text:style-name="T4">print_board(sp.data);</text:span></text:p>
      <text:p text:style-name="P8"><text:s text:c="4"/><text:span text:style-name="T4">printf(</text:span><text:span text:style-name="T10">"</text:span><text:span text:style-name="T11">\n</text:span><text:span text:style-name="T10">Solution:</text:span><text:span text:style-name="T11">\n</text:span><text:span text:style-name="T10">"</text:span><text:span text:style-name="T4">);</text:span></text:p>
      <text:p text:style-name="P8"><text:s text:c="4"/><text:span text:style-name="T2">if</text:span><text:span text:style-name="T4"> (solve(sp.data, </text:span><text:span text:style-name="T8">0</text:span><text:span text:style-name="T4">)) print_board(sp.data);</text:span></text:p>
      <text:p text:style-name="P8"><text:s text:c="4"/><text:span text:style-name="T2">else</text:span><text:span text:style-name="T4"> printf(</text:span><text:span text:style-name="T10">"No solution!"</text:span><text:span text:style-name="T4">);</text:span></text:p>
      <text:p text:style-name="P9"/>
      <text:p text:style-name="P8"><text:s text:c="4"/><text:span text:style-name="T2">return</text:span><text:span text:style-name="T4"> </text:span><text:span text:style-name="T8">0</text:span><text:span text:style-name="T4">;</text:span></text:p>
      <text:p text:style-name="P7">}</text:p>
      <text:p text:style-name="P9"/>
      <text:p text:style-name="P7"><text:span text:style-name="T5">int</text:span> <text:span text:style-name="T9">solve</text:span>(<text:span text:style-name="T5">int</text:span> puzzle[][<text:span text:style-name="T7">9</text:span>], <text:span text:style-name="T5">int</text:span> pos)</text:p>
      <text:p text:style-name="P7">{</text:p>
      <text:p text:style-name="P8"><text:s text:c="4"/><text:span text:style-name="T2">if</text:span><text:span text:style-name="T4"> (pos</text:span><text:span text:style-name="T8">&gt;80</text:span><text:span text:style-name="T4">) </text:span><text:span text:style-name="T2">return</text:span><text:span text:style-name="T4"> </text:span><text:span text:style-name="T8">1</text:span><text:span text:style-name="T4">;</text:span></text:p>
      <text:p text:style-name="P9"/>
      <text:p text:style-name="P8"><text:s text:c="4"/><text:span text:style-name="T6">int</text:span><text:span text:style-name="T4"> row</text:span><text:span text:style-name="T8">=</text:span><text:span text:style-name="T4">pos</text:span><text:span text:style-name="T8">/9</text:span><text:span text:style-name="T4">, col</text:span><text:span text:style-name="T8">=</text:span><text:span text:style-name="T4">pos</text:span><text:span text:style-name="T8">%9</text:span><text:span text:style-name="T4">;</text:span></text:p>
      <text:p text:style-name="P9"/>
      <text:p text:style-name="P8"><text:s text:c="4"/><text:span text:style-name="T2">if</text:span><text:span text:style-name="T4"> (puzzle[row][col]) </text:span><text:span text:style-name="T2">return</text:span><text:span text:style-name="T4"> (solve(puzzle, pos</text:span><text:span text:style-name="T8">+1</text:span><text:span text:style-name="T4">));</text:span></text:p>
      <text:p text:style-name="P9"/>
      <text:p text:style-name="P8"><text:s text:c="4"/><text:span text:style-name="T2">for</text:span><text:span text:style-name="T4"> (</text:span><text:span text:style-name="T6">int</text:span><text:span text:style-name="T4"> nextNum</text:span><text:span text:style-name="T8">=1</text:span><text:span text:style-name="T4">; nextNum</text:span><text:span text:style-name="T8">&lt;10</text:span><text:span text:style-name="T4">; nextNum</text:span><text:span text:style-name="T8">++</text:span><text:span text:style-name="T4">) {</text:span></text:p>
      <text:p text:style-name="P8"><text:s text:c="8"/><text:span text:style-name="T2">if</text:span><text:span text:style-name="T4">(isValid(nextNum, puzzle, row, col)) {</text:span></text:p>
      <text:p text:style-name="P8"><text:s text:c="12"/><text:span text:style-name="T4">puzzle[row][col] </text:span><text:span text:style-name="T8">=</text:span><text:span text:style-name="T4"> nextNum;</text:span></text:p>
      <text:p text:style-name="P8"><text:s text:c="12"/><text:span text:style-name="T2">if</text:span><text:span text:style-name="T4"> (solve(puzzle, pos</text:span><text:span text:style-name="T8">+1</text:span><text:span text:style-name="T4">)) </text:span><text:span text:style-name="T2">return</text:span><text:span text:style-name="T4"> </text:span><text:span text:style-name="T8">1</text:span><text:span text:style-name="T4">;</text:span></text:p>
      <text:p text:style-name="P8"><text:s text:c="8"/><text:span text:style-name="T4">}</text:span></text:p>
      <text:p text:style-name="P8"><text:s text:c="4"/><text:span text:style-name="T4">}</text:span></text:p>
      <text:p text:style-name="P8"><text:soft-page-break/><text:s text:c="4"/><text:span text:style-name="T12">// </text:span><text:span text:style-name="T13">Ｆ</text:span><text:span text:style-name="T12">ailed to find a valid value, go back to previous cell for another try</text:span></text:p>
      <text:p text:style-name="P8"><text:s text:c="4"/><text:span text:style-name="T4">puzzle[row][col] </text:span><text:span text:style-name="T8">=</text:span><text:span text:style-name="T4"> </text:span><text:span text:style-name="T8">0</text:span><text:span text:style-name="T4">; </text:span><text:span text:style-name="T12">// reset before goback</text:span></text:p>
      <text:p text:style-name="P8"><text:s text:c="4"/><text:span text:style-name="T2">return</text:span><text:span text:style-name="T4"> </text:span><text:span text:style-name="T8">0</text:span><text:span text:style-name="T4">;</text:span></text:p>
      <text:p text:style-name="P7">}</text:p>
      <text:p text:style-name="P9"/>
      <text:p text:style-name="P7"><text:span text:style-name="T5">int</text:span> <text:span text:style-name="T9">isValid</text:span>(<text:span text:style-name="T5">int</text:span> number, <text:span text:style-name="T5">int</text:span> puzzle[][<text:span text:style-name="T7">9</text:span>], <text:span text:style-name="T5">int</text:span> row, <text:span text:style-name="T5">int</text:span> col)</text:p>
      <text:p text:style-name="P7">{</text:p>
      <text:p text:style-name="P8"><text:s text:c="4"/><text:span text:style-name="T6">int</text:span><text:span text:style-name="T4"> rowStart </text:span><text:span text:style-name="T8">=</text:span><text:span text:style-name="T4"> (row</text:span><text:span text:style-name="T8">/3</text:span><text:span text:style-name="T4">) </text:span><text:span text:style-name="T8">*</text:span><text:span text:style-name="T4"> </text:span><text:span text:style-name="T8">3</text:span><text:span text:style-name="T4">;</text:span></text:p>
      <text:p text:style-name="P8"><text:s text:c="4"/><text:span text:style-name="T6">int</text:span><text:span text:style-name="T4"> colStart </text:span><text:span text:style-name="T8">=</text:span><text:span text:style-name="T4"> (col</text:span><text:span text:style-name="T8">/3</text:span><text:span text:style-name="T4">) </text:span><text:span text:style-name="T8">*</text:span><text:span text:style-name="T4"> </text:span><text:span text:style-name="T8">3</text:span><text:span text:style-name="T4">;</text:span></text:p>
      <text:p text:style-name="P9"/>
      <text:p text:style-name="P8"><text:s text:c="4"/><text:span text:style-name="T2">for</text:span><text:span text:style-name="T4">(</text:span><text:span text:style-name="T6">int</text:span><text:span text:style-name="T4"> i</text:span><text:span text:style-name="T8">=0</text:span><text:span text:style-name="T4">; i</text:span><text:span text:style-name="T8">&lt;9</text:span><text:span text:style-name="T4">; </text:span><text:span text:style-name="T8">++</text:span><text:span text:style-name="T4">i)</text:span></text:p>
      <text:p text:style-name="P8"><text:s text:c="4"/><text:span text:style-name="T4">{</text:span></text:p>
      <text:p text:style-name="P8"><text:s text:c="8"/><text:span text:style-name="T2">if</text:span><text:span text:style-name="T4"> (puzzle[row][i] </text:span><text:span text:style-name="T8">==</text:span><text:span text:style-name="T4"> number) </text:span><text:span text:style-name="T2">return</text:span><text:span text:style-name="T4"> </text:span><text:span text:style-name="T8">0</text:span><text:span text:style-name="T4">;</text:span></text:p>
      <text:p text:style-name="P8"><text:s text:c="8"/><text:span text:style-name="T2">if</text:span><text:span text:style-name="T4"> (puzzle[i][col] </text:span><text:span text:style-name="T8">==</text:span><text:span text:style-name="T4"> number) </text:span><text:span text:style-name="T2">return</text:span><text:span text:style-name="T4"> </text:span><text:span text:style-name="T8">0</text:span><text:span text:style-name="T4">;</text:span></text:p>
      <text:p text:style-name="P8"><text:s text:c="8"/><text:span text:style-name="T2">if</text:span><text:span text:style-name="T4"> (puzzle[rowStart </text:span><text:span text:style-name="T8">+</text:span><text:span text:style-name="T4"> (i</text:span><text:span text:style-name="T8">%3</text:span><text:span text:style-name="T4">)][colStart </text:span><text:span text:style-name="T8">+</text:span><text:span text:style-name="T4"> (i</text:span><text:span text:style-name="T8">/3</text:span><text:span text:style-name="T4">)] </text:span><text:span text:style-name="T8">==</text:span><text:span text:style-name="T4"> number) </text:span><text:span text:style-name="T2">return</text:span><text:span text:style-name="T4"> </text:span><text:span text:style-name="T8">0</text:span><text:span text:style-name="T4">;</text:span></text:p>
      <text:p text:style-name="P8"><text:s text:c="4"/><text:span text:style-name="T4">}</text:span></text:p>
      <text:p text:style-name="P8"><text:s text:c="4"/><text:span text:style-name="T2">return</text:span><text:span text:style-name="T4"> </text:span><text:span text:style-name="T8">1</text:span><text:span text:style-name="T4">;</text:span></text:p>
      <text:p text:style-name="P7">}</text:p>
      <text:p text:style-name="P9"/>
      <text:p text:style-name="P7"><text:span text:style-name="T5">void</text:span> <text:span text:style-name="T9">print_board</text:span>(<text:span text:style-name="T5">int</text:span> puzzle[][<text:span text:style-name="T7">9</text:span>])</text:p>
      <text:p text:style-name="P7">{</text:p>
      <text:p text:style-name="P8"><text:s text:c="4"/><text:span text:style-name="T4">printf(</text:span><text:span text:style-name="T10">"</text:span><text:span text:style-name="T11">\n</text:span><text:span text:style-name="T10"> +-------+-------+-------+</text:span><text:span text:style-name="T11">\n</text:span><text:span text:style-name="T10">"</text:span><text:span text:style-name="T4">);</text:span></text:p>
      <text:p text:style-name="P8"><text:s text:c="4"/><text:span text:style-name="T2">for</text:span><text:span text:style-name="T4">(</text:span><text:span text:style-name="T6">int</text:span><text:span text:style-name="T4"> i</text:span><text:span text:style-name="T8">=1</text:span><text:span text:style-name="T4">; i</text:span><text:span text:style-name="T8">&lt;10</text:span><text:span text:style-name="T4">; </text:span><text:span text:style-name="T8">++</text:span><text:span text:style-name="T4">i) {</text:span></text:p>
      <text:p text:style-name="P8"><text:s text:c="8"/><text:span text:style-name="T2">for</text:span><text:span text:style-name="T4">(</text:span><text:span text:style-name="T6">int</text:span><text:span text:style-name="T4"> j</text:span><text:span text:style-name="T8">=1</text:span><text:span text:style-name="T4">; j</text:span><text:span text:style-name="T8">&lt;10</text:span><text:span text:style-name="T4">; </text:span><text:span text:style-name="T8">++</text:span><text:span text:style-name="T4">j) {</text:span></text:p>
      <text:p text:style-name="P8"><text:s text:c="12"/><text:span text:style-name="T2">if</text:span><text:span text:style-name="T4"> (j</text:span><text:span text:style-name="T8">%3==1</text:span><text:span text:style-name="T4">) printf(</text:span><text:span text:style-name="T10">" | "</text:span><text:span text:style-name="T4">);</text:span></text:p>
      <text:p text:style-name="P8"><text:s text:c="12"/><text:span text:style-name="T2">else</text:span><text:span text:style-name="T4"> printf(</text:span><text:span text:style-name="T10">" "</text:span><text:span text:style-name="T4">);</text:span></text:p>
      <text:p text:style-name="P8"><text:s text:c="12"/><text:span text:style-name="T4">printf(</text:span><text:span text:style-name="T10">"%d"</text:span><text:span text:style-name="T4">, puzzle[i</text:span><text:span text:style-name="T8">-1</text:span><text:span text:style-name="T4">][j</text:span><text:span text:style-name="T8">-1</text:span><text:span text:style-name="T4">]);</text:span></text:p>
      <text:p text:style-name="P8"><text:s text:c="8"/><text:span text:style-name="T4">}</text:span></text:p>
      <text:p text:style-name="P8"><text:s text:c="8"/><text:span text:style-name="T4">printf(</text:span><text:span text:style-name="T10">" |</text:span><text:span text:style-name="T11">\n</text:span><text:span text:style-name="T10">"</text:span><text:span text:style-name="T4">);</text:span></text:p>
      <text:p text:style-name="P8"><text:s text:c="8"/><text:span text:style-name="T2">if</text:span><text:span text:style-name="T4"> (i</text:span><text:span text:style-name="T8">%3</text:span><text:span text:style-name="T4"> </text:span><text:span text:style-name="T8">==</text:span><text:span text:style-name="T4"> </text:span><text:span text:style-name="T8">0</text:span><text:span text:style-name="T4">) printf(</text:span><text:span text:style-name="T10">" +-------+-------+-------+</text:span><text:span text:style-name="T11">\n</text:span><text:span text:style-name="T10">"</text:span><text:span text:style-name="T4">);</text:span></text:p>
      <text:p text:style-name="P8"><text:s text:c="4"/><text:span text:style-name="T4">}</text:span></text:p>
      <text:p text:style-name="P10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21:42.157850378</meta:creation-date>
    <dc:date>2017-05-23T17:55:26.448868834</dc:date>
    <meta:editing-duration>PT23M34S</meta:editing-duration>
    <meta:editing-cycles>1</meta:editing-cycles>
    <meta:document-statistic meta:table-count="0" meta:image-count="0" meta:object-count="0" meta:page-count="3" meta:paragraph-count="121" meta:word-count="406" meta:character-count="3220" meta:non-whitespace-character-count="2454"/>
    <meta:generator>LibreOffice/5.3.1.2$Linux_X86_64 LibreOffice_project/30m0$Build-2</meta:generator>
  </office:meta>
</office:document-meta>
</file>